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b9961" officeooo:paragraph-rsid="000b9961"/>
    </style:style>
    <style:style style:name="P2" style:family="paragraph" style:parent-style-name="Standard" style:list-style-name="L1">
      <style:text-properties officeooo:rsid="000b9961" officeooo:paragraph-rsid="000b9961"/>
    </style:style>
    <style:style style:name="P3" style:family="paragraph" style:parent-style-name="Standard">
      <style:text-properties officeooo:rsid="000b9961" officeooo:paragraph-rsid="000b9961"/>
    </style:style>
    <style:style style:name="P4" style:family="paragraph" style:parent-style-name="Standard">
      <style:text-properties officeooo:rsid="000d9716" officeooo:paragraph-rsid="000d9716"/>
    </style:style>
    <style:style style:name="P5" style:family="paragraph" style:parent-style-name="Standard" style:list-style-name="L1">
      <style:text-properties officeooo:rsid="000d9716" officeooo:paragraph-rsid="000d971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:</text:p>
      <text:list xml:id="list3276164191" text:style-name="L1">
        <text:list-item>
          <text:p text:style-name="P2">organize files into intuitive folders</text:p>
        </text:list-item>
        <text:list-item>
          <text:p text:style-name="P2">understand and classify current R scripts</text:p>
        </text:list-item>
        <text:list-item>
          <text:p text:style-name="P2"/>
        </text:list-item>
        <text:list-item>
          <text:p text:style-name="P2">fix the code </text:p>
          <text:list>
            <text:list-item>
              <text:p text:style-name="P2">organzine code into their respective folders (utils, models, etc)</text:p>
            </text:list-item>
            <text:list-item>
              <text:p text:style-name="P2">implement relative imports for R scripts to clean up code</text:p>
              <text:list>
                <text:list-item>
                  <text:p text:style-name="P2">clean up unneeded R code</text:p>
                </text:list-item>
                <text:list-item>
                  <text:p text:style-name="P2">supplement removal with relative imports</text:p>
                </text:list-item>
              </text:list>
            </text:list-item>
          </text:list>
        </text:list-item>
        <text:list-item>
          <text:p text:style-name="P2">create github for code version management</text:p>
        </text:list-item>
        <text:list-item>
          <text:p text:style-name="P5">finda a place to store the common data</text:p>
          <text:list>
            <text:list-item>
              <text:p text:style-name="P5">get new data?</text:p>
            </text:list-item>
          </text:list>
        </text:list-item>
        <text:list-item>
          <text:p text:style-name="P5"/>
        </text:list-item>
      </text:list>
      <text:p text:style-name="P1"/>
      <text:p text:style-name="P4">Resources:</text:p>
      <text:p text:style-name="P4"><text:a xlink:type="simple" xlink:href="https://www.finam.ru/profile/moex-akcii/gazprom/export/" text:style-name="Internet_20_link" text:visited-style-name="Visited_20_Internet_20_Link">https://www.finam.ru/profile/moex-akcii/gazprom/export/</text:a></text:p>
      <text:p text:style-name="P4"><text:a xlink:type="simple" xlink:href="https://stooq.com/db/h/" text:style-name="Internet_20_link" text:visited-style-name="Visited_20_Internet_20_Link">https://stooq.com/db/h/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0T00:01:14.477034790</dc:date>
    <meta:editing-duration>PT22M15S</meta:editing-duration>
    <meta:editing-cycles>3</meta:editing-cycles>
    <meta:generator>LibreOffice/7.2.1.2$Linux_X86_64 LibreOffice_project/20$Build-2</meta:generator>
    <meta:document-statistic meta:table-count="0" meta:image-count="0" meta:object-count="0" meta:page-count="1" meta:paragraph-count="16" meta:word-count="76" meta:character-count="474" meta:non-whitespace-character-count="423"/>
  </office:meta>
</office:document-meta>
</file>